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ic runtimes" table:style-name="ta1">
        <table:shapes>
          <draw:frame draw:z-index="0" draw:style-name="gr1" draw:text-style-name="P1" svg:width="15.997cm" svg:height="9.005cm" svg:x="16.685cm" svg:y="3.984cm">
            <draw:object draw:notify-on-update-of-ranges="'Basic runtimes'.B2:'Basic runtimes'.B5 'Basic runtimes'.F2:'Basic runtimes'.F2 'Basic runtimes'.F2:'Basic runtimes'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Qcmb</text:p>
          </table:table-cell>
          <table:table-cell office:value-type="string" calcext:value-type="string">
            <text:p>Qg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solidification time /Myr</text:p>
          </table:table-cell>
          <table:table-cell/>
          <table:table-cell office:value-type="string" calcext:value-type="string">
            <text:p>Qcmb</text:p>
          </table:table-cell>
          <table:table-cell office:value-type="string" calcext:value-type="string">
            <text:p>Qg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Q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0000000000" calcext:value-type="float">
            <text:p>1.00E+11</text:p>
          </table:table-cell>
          <table:table-cell table:number-columns-repeated="3"/>
          <table:table-cell office:value-type="float" office:value="8.68" calcext:value-type="float">
            <text:p>8.6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float" office:value="200000000000" calcext:value-type="float">
            <text:p>2.00E+1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000000000000" calcext:value-type="float">
            <text:p>1.00E+12</text:p>
          </table:table-cell>
          <table:table-cell table:number-columns-repeated="3"/>
          <table:table-cell office:value-type="float" office:value="0.716" calcext:value-type="float">
            <text:p>0.716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200000000000" calcext:value-type="float">
            <text:p>2.00E+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0000000000" calcext:value-type="float">
            <text:p>5.00E+10</text:p>
          </table:table-cell>
          <table:table-cell table:number-columns-repeated="3"/>
          <table:table-cell office:value-type="float" office:value="22.9" calcext:value-type="float">
            <text:p>22.9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float" office:value="200000000000" calcext:value-type="float">
            <text:p>2.00E+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0000000000" calcext:value-type="float">
            <text:p>2.00E+10</text:p>
          </table:table-cell>
          <table:table-cell table:number-columns-repeated="3"/>
          <table:table-cell office:value-type="float" office:value="1176" calcext:value-type="float">
            <text:p>1176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float" office:value="200000000000" calcext:value-type="float">
            <text:p>2.00E+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0000000000" calcext:value-type="float">
            <text:p>2.00E+1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style-name="ce1" office:value-type="float" office:value="200000000000" calcext:value-type="float">
            <text:p>2.00E+11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style-name="ce1" office:value-type="float" office:value="200000000000" calcext:value-type="float">
            <text:p>2.00E+11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uns 16 -35</text:p>
          </table:table-cell>
          <table:table-cell office:value-type="string" calcext:value-type="string">
            <text:p>broken power law in Qcmb</text:p>
          </table:table-cell>
          <table:table-cell office:value-type="string" calcext:value-type="string">
            <text:p>delta t</text:p>
          </table:table-cell>
          <table:table-cell office:value-type="string" calcext:value-type="string">
            <text:p>f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.0002 Myr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-55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 Qr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un 36</text:p>
          </table:table-cell>
          <table:table-cell table:style-name="ce1" office:value-type="float" office:value="100000000000" calcext:value-type="float">
            <text:p>1.00E+11</text:p>
          </table:table-cell>
          <table:table-cell office:value-type="string" calcext:value-type="string">
            <text:p>radioactivity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09:28:42.550128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4:18:10.094656028</meta:creation-date>
    <dc:date>2022-05-18T15:32:38.877233120</dc:date>
    <meta:editing-duration>PT6H4M46S</meta:editing-duration>
    <meta:editing-cycles>4</meta:editing-cycles>
    <meta:generator>LibreOffice/6.4.7.2$Linux_X86_64 LibreOffice_project/40$Build-2</meta:generator>
    <meta:document-statistic meta:table-count="2" meta:cell-count="6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x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582cm" svg:y="4.204cm" style:legend-expansion="high" chart:style-name="ch2"/>
        <chart:plot-area chart:style-name="ch3" table:cell-range-address="'Basic runtimes'.B2:'Basic runtimes'.B5 'Basic runtimes'.F2:'Basic runtimes'.F5" chart:data-source-has-labels="row" svg:x="1.33cm" svg:y="0.18cm" svg:width="12.933cm" svg:height="7.665cm">
          <chartooo:coordinate-region svg:x="2.507cm" svg:y="0.379cm" svg:width="11.013cm" svg:height="6.819cm"/>
          <chart:axis chart:dimension="x" chart:name="primary-x" chart:style-name="ch4">
            <chart:title svg:x="7.315cm" svg:y="8.025cm" chart:style-name="ch5">
              <text:p>Qcmb</text:p>
            </chart:title>
          </chart:axis>
          <chart:axis chart:dimension="y" chart:name="primary-y" chart:style-name="ch6">
            <chart:title svg:x="0.451cm" svg:y="5.339cm" chart:style-name="ch7">
              <text:p>Solidification time</text:p>
            </chart:title>
          </chart:axis>
          <chart:series chart:style-name="ch8" chart:values-cell-range-address="'Basic runtimes'.F2:'Basic runtimes'.F5" chart:label-cell-address="'Basic runtimes'.F2:'Basic runtimes'.F2" chart:class="chart:scatter">
            <chart:domain table:cell-range-address="'Basic runtimes'.B2:'Basic runtimes'.B5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8.68</text:p>
                <draw:g>
                  <svg:desc>'Basic runtimes'.F2:'Basic runtimes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000">
                <text:p>100000000000</text:p>
                <draw:g>
                  <svg:desc>'Basic runtimes'.B2:'Basic runtimes'.B5</svg:desc>
                </draw:g>
              </table:table-cell>
              <table:table-cell office:value-type="float" office:value="8.68">
                <text:p>8.68</text:p>
                <draw:g>
                  <svg:desc>'Basic runtimes'.F2:'Basic runtimes'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000000">
                <text:p>1000000000000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0000">
                <text:p>50000000000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00000">
                <text:p>20000000000</text:p>
              </table:table-cell>
              <table:table-cell office:value-type="float" office:value="1176">
                <text:p>1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